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text-properties fo:font-variant="normal" fo:text-transform="none" fo:color="#000000" fo:letter-spacing="normal" fo:font-style="normal" fo:font-weight="normal" officeooo:rsid="000eb0ef" officeooo:paragraph-rsid="000eb0ef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Standard">
      <style:text-properties officeooo:rsid="000eb0ef" officeooo:paragraph-rsid="000eb0ef"/>
    </style:style>
    <style:style style:name="P7" style:family="paragraph" style:parent-style-name="Standard">
      <style:text-properties officeooo:rsid="000eb0ef" officeooo:paragraph-rsid="00107bc2"/>
    </style:style>
    <style:style style:name="P8" style:family="paragraph" style:parent-style-name="Standard">
      <style:text-properties officeooo:paragraph-rsid="000eb0ef"/>
    </style:style>
    <style:style style:name="P9" style:family="paragraph" style:parent-style-name="Standard">
      <style:text-properties fo:color="#c9211e" fo:font-weight="bold" officeooo:rsid="00107bc2" officeooo:paragraph-rsid="00107bc2" style:font-weight-asian="bold" style:font-weight-complex="bold"/>
    </style:style>
    <style:style style:name="P10" style:family="paragraph" style:parent-style-name="Standard">
      <style:text-properties fo:color="#77bc65" officeooo:rsid="000eb0ef" officeooo:paragraph-rsid="000eb0ef"/>
    </style:style>
    <style:style style:name="T1" style:family="text">
      <style:text-properties officeooo:rsid="000eb0ef"/>
    </style:style>
    <style:style style:name="T2" style:family="text">
      <style:text-properties fo:font-variant="normal" fo:text-transform="none" fo:color="#24292e" style:font-name="apple-system" fo:letter-spacing="normal" fo:font-style="normal"/>
    </style:style>
    <style:style style:name="T3" style:family="text">
      <style:text-properties fo:font-variant="normal" fo:text-transform="none" fo:color="#24292e" style:font-name="apple-system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letter-spacing="normal" fo:font-style="normal" fo:font-weight="normal" officeooo:rsid="000eb0ef"/>
    </style:style>
    <style:style style:name="T5" style:family="text">
      <style:text-properties fo:font-variant="normal" fo:text-transform="none" fo:color="#24292e" style:font-name="apple-system" fo:letter-spacing="normal" fo:font-style="normal" fo:font-weight="normal" officeooo:rsid="00107bc2"/>
    </style:style>
    <style:style style:name="T6" style:family="text">
      <style:text-properties fo:font-variant="normal" fo:text-transform="none" fo:color="#24292e" style:font-name="apple-system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style:font-name="apple-system" fo:letter-spacing="normal" fo:font-style="normal"/>
    </style:style>
    <style:style style:name="T8" style:family="text">
      <style:text-properties fo:font-variant="normal" fo:text-transform="none" style:font-name="apple-system" fo:letter-spacing="normal" fo:font-style="normal" fo:font-weight="normal"/>
    </style:style>
    <style:style style:name="T9" style:family="text">
      <style:text-properties fo:font-variant="normal" fo:text-transform="none" fo:color="#c9211e" style:font-name="apple-system" fo:letter-spacing="normal" fo:font-style="normal" fo:font-weight="bold" style:font-weight-asian="bold" style:font-weight-complex="bold"/>
    </style:style>
    <style:style style:name="T10" style:family="text">
      <style:text-properties fo:font-style="normal" fo:font-weight="normal"/>
    </style:style>
    <style:style style:name="T11" style:family="text">
      <style:text-properties fo:color="#24292e" style:font-name="apple-system"/>
    </style:style>
    <style:style style:name="T12" style:family="text">
      <style:text-properties officeooo:rsid="00107b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2">1. </text:span><text:span text:style-name="T1">Building Jenkins by using </text:span><text:span text:style-name="T3"><text:s/>Kubernetes Helm Charts </text:span><text:span text:style-name="T4">with k8s plugin </text:span></text:p>
      <text:p text:style-name="P6"><text:span text:style-name="T5">2. </text:span><text:span text:style-name="T3">configure pod template setting on jenkins </text:span></text:p>
      <text:p text:style-name="P7"><text:span text:style-name="T5">3. </text:span><text:span text:style-name="T3">running jenkins pipline for creating jenkins agent and python pod and</text:span></text:p>
      <text:p text:style-name="P7"><text:span text:style-name="T3"><text:s text:c="4"/>running</text:span></text:p>
      <text:p text:style-name="P6"><text:span text:style-name="T3"/></text:p>
      <text:p text:style-name="P6"><text:span text:style-name="T3"/></text:p>
      <text:p text:style-name="P10"><text:span text:style-name="T8">//podTemplate {</text:span></text:p>
      <text:p text:style-name="P10"><text:span text:style-name="T8"><text:s/>// <text:s text:c="2"/>node(POD_LABEL) {</text:span></text:p>
      <text:p text:style-name="P10"><text:span text:style-name="T8"><text:s text:c="2"/>// <text:s text:c="5"/>stage('Run shell') {</text:span></text:p>
      <text:p text:style-name="P10"><text:span text:style-name="T8"><text:s text:c="3"/>// <text:s text:c="8"/>sh <text:s/>'df -h'</text:span></text:p>
      <text:p text:style-name="P10"><text:span text:style-name="T8"><text:s text:c="4"/>// <text:s text:c="13"/></text:span></text:p>
      <text:p text:style-name="P10"><text:span text:style-name="T8"><text:s text:c="15"/></text:span></text:p>
      <text:p text:style-name="P10"><text:span text:style-name="T8"><text:s text:c="4"/>// <text:s text:c="3"/>}</text:span></text:p>
      <text:p text:style-name="P10"><text:span text:style-name="T8">// <text:s text:c="3"/>}</text:span></text:p>
      <text:p text:style-name="P10"><text:span text:style-name="T8">//}</text:span></text:p>
      <text:p text:style-name="P10"><text:span text:style-name="T8">podTemplate(containers: [</text:span></text:p>
      <text:p text:style-name="P10"><text:span text:style-name="T8"><text:s text:c="4"/>containerTemplate(</text:span></text:p>
      <text:p text:style-name="P10"><text:span text:style-name="T8"><text:s text:c="8"/>name: 'python', </text:span></text:p>
      <text:p text:style-name="P10"><text:span text:style-name="T8"><text:s text:c="8"/>image: 'python:latest', </text:span></text:p>
      <text:p text:style-name="P10"><text:span text:style-name="T8"><text:s text:c="8"/>command: 'sleep', </text:span></text:p>
      <text:p text:style-name="P10"><text:span text:style-name="T8"><text:s text:c="8"/>args: '30d')</text:span></text:p>
      <text:p text:style-name="P10"><text:span text:style-name="T8"><text:s text:c="2"/>]) {</text:span></text:p>
      <text:p text:style-name="P10"><text:span text:style-name="T8"/></text:p>
      <text:p text:style-name="P10"><text:span text:style-name="T8"><text:s text:c="4"/>node(POD_LABEL) {</text:span></text:p>
      <text:p text:style-name="P10"><text:span text:style-name="T8"><text:s text:c="8"/>stage('Get a Python Project') {</text:span></text:p>
      <text:p text:style-name="P10"><text:span text:style-name="T8"><text:s text:c="12"/>git url: 'https://github.com/hashicorp/terraform.git', branch: 'main'</text:span></text:p>
      <text:p text:style-name="P10"><text:span text:style-name="T8"><text:s text:c="12"/>container('python') {</text:span></text:p>
      <text:p text:style-name="P10"><text:span text:style-name="T8"><text:s text:c="16"/>stage('Build a Go project') {</text:span></text:p>
      <text:p text:style-name="P10"><text:span text:style-name="T8"><text:s text:c="20"/>sh '''</text:span></text:p>
      <text:p text:style-name="P10"><text:span text:style-name="T8"><text:s text:c="20"/>echo "Go Build"</text:span></text:p>
      <text:p text:style-name="P10"><text:span text:style-name="T8"><text:s text:c="20"/>df -h</text:span></text:p>
      <text:p text:style-name="P10"><text:span text:style-name="T8"><text:s text:c="20"/>'''</text:span></text:p>
      <text:p text:style-name="P10"><text:span text:style-name="T8"><text:s text:c="16"/>}</text:span></text:p>
      <text:p text:style-name="P10"><text:span text:style-name="T8"><text:s text:c="12"/>}</text:span></text:p>
      <text:p text:style-name="P10"><text:span text:style-name="T8"><text:s text:c="8"/>}</text:span></text:p>
      <text:p text:style-name="P10"><text:span text:style-name="T8"/></text:p>
      <text:p text:style-name="P10"><text:span text:style-name="T8"><text:s text:c="4"/>}</text:span></text:p>
      <text:p text:style-name="P10"><text:span text:style-name="T8">}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<text:s/></text:span></text:p>
      <text:p text:style-name="P6"><text:span text:style-name="T3">df-h command 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Events:</text:span></text:p>
      <text:p text:style-name="P6"><text:span text:style-name="T3"><text:s text:c="2"/>Type <text:s text:c="3"/>Reason <text:s text:c="4"/>Age <text:s text:c="2"/>From <text:s text:c="14"/>Message</text:span></text:p>
      <text:p text:style-name="P6"><text:span text:style-name="T3"><text:s text:c="2"/>---- <text:s text:c="3"/>------ <text:s text:c="4"/>---- <text:s/>---- <text:s text:c="14"/>-------</text:span></text:p>
      <text:p text:style-name="P6"><text:soft-page-break/><text:span text:style-name="T3"><text:s text:c="2"/>Normal <text:s/>Scheduled <text:s/>113s <text:s/>default-scheduler <text:s/>Successfully assigned default/lesson10-11-gf2j5-0pfzq-rmgf6 to minikube</text:span></text:p>
      <text:p text:style-name="P6"><text:span text:style-name="T3"><text:s text:c="2"/>Normal <text:s/>Pulled <text:s text:c="4"/>112s <text:s/>kubelet <text:s text:c="11"/>Container image "python:latest" already present on machine</text:span></text:p>
      <text:p text:style-name="P6"><text:span text:style-name="T3"><text:s text:c="2"/>Normal <text:s/>Created <text:s text:c="3"/>112s <text:s/>kubelet <text:s text:c="11"/>Created container python</text:span></text:p>
      <text:p text:style-name="P6"><text:span text:style-name="T3"><text:s text:c="2"/>Normal <text:s/>Started <text:s text:c="3"/>112s <text:s/>kubelet <text:s text:c="11"/>Started container python</text:span></text:p>
      <text:p text:style-name="P6"><text:span text:style-name="T3"><text:s text:c="2"/>Normal <text:s/>Pulled <text:s text:c="4"/>112s <text:s/>kubelet <text:s text:c="11"/>Container image "jenkins/inbound-agent:4.11-1-jdk11" already present on machine</text:span></text:p>
      <text:p text:style-name="P6"><text:span text:style-name="T3"><text:s text:c="2"/>Normal <text:s/>Created <text:s text:c="3"/>111s <text:s/>kubelet <text:s text:c="11"/>Created container jnlp</text:span></text:p>
      <text:p text:style-name="P6"><text:span text:style-name="T3"><text:s text:c="2"/>Normal <text:s/>Started <text:s text:c="3"/>111s <text:s/>kubelet <text:s text:c="11"/>Started container jnlp</text:span></text:p>
      <text:p text:style-name="P6"><text:span text:style-name="T3"><text:s text:c="2"/>Normal <text:s/>Killing <text:s text:c="3"/>13s <text:s text:c="2"/>kubelet <text:s text:c="11"/>Stopping container python</text:span></text:p>
      <text:p text:style-name="P6"><text:span text:style-name="T3"><text:s text:c="2"/>Normal <text:s/>Killing <text:s text:c="3"/>13s <text:s text:c="2"/>kubelet <text:s text:c="11"/>Stopping container jnlp</text:span></text:p>
      <text:p text:style-name="P6"><text:span text:style-name="T3"/></text:p>
      <text:p text:style-name="P6"><text:span text:style-name="T3"><text:s/></text:span></text:p>
      <text:p text:style-name="P6"><text:span text:style-name="T3"/></text:p>
      <text:p text:style-name="P6"><text:span text:style-name="T3"/></text:p>
      <text:p text:style-name="P6"><text:span text:style-name="T3">ronen@ronen-ubuntu01:~</text:span><text:span text:style-name="T9">$ kubectl describe pod/lesson10-11-gf2j5-0pfzq-</text:span><text:span text:style-name="T3">rmgf6</text:span></text:p>
      <text:p text:style-name="P6"><text:span text:style-name="T3">Name: <text:s text:c="21"/>lesson10-11-gf2j5-0pfzq-rmgf6</text:span></text:p>
      <text:p text:style-name="P6"><text:span text:style-name="T3">Namespace: <text:s text:c="16"/>default</text:span></text:p>
      <text:p text:style-name="P6"><text:span text:style-name="T3">Priority: <text:s text:c="17"/>0</text:span></text:p>
      <text:p text:style-name="P6"><text:span text:style-name="T3">Node: <text:s text:c="21"/>minikube/192.168.49.2</text:span></text:p>
      <text:p text:style-name="P6"><text:span text:style-name="T3">Start Time: <text:s text:c="15"/>Mon, 14 Mar 2022 16:54:43 +0200</text:span></text:p>
      <text:p text:style-name="P6"><text:span text:style-name="T3">Labels: <text:s text:c="19"/>jenkins/label=Lesson10_11-gf2j5</text:span></text:p>
      <text:p text:style-name="P6"><text:span text:style-name="T3"><text:s text:c="27"/>jenkins/label-digest=5f635cee911d3a9235c027bef853f231664704d2</text:span></text:p>
      <text:p text:style-name="P6"><text:span text:style-name="T3"><text:s text:c="27"/>jenkins/my-jenkins-k8-jenkins-agent=true</text:span></text:p>
      <text:p text:style-name="P6"><text:span text:style-name="T3">Annotations: <text:s text:c="14"/>buildUrl: http://my-jenkins-k8.default.svc.cluster.local:8080/job/Lesson10/11/</text:span></text:p>
      <text:p text:style-name="P6"><text:span text:style-name="T3"><text:s text:c="27"/>runUrl: job/Lesson10/11/</text:span></text:p>
      <text:p text:style-name="P6"><text:span text:style-name="T3">Status: <text:s text:c="19"/>Terminating (lasts &lt;invalid&gt;)</text:span></text:p>
      <text:p text:style-name="P6"><text:span text:style-name="T3">Termination Grace Period: <text:s/>30s</text:span></text:p>
      <text:p text:style-name="P6"><text:span text:style-name="T3">IP: <text:s text:c="23"/>172.17.0.7</text:span></text:p>
      <text:p text:style-name="P6"><text:span text:style-name="T3">IPs:</text:span></text:p>
      <text:p text:style-name="P6"><text:span text:style-name="T3"><text:s text:c="2"/>IP: <text:s/>172.17.0.7</text:span></text:p>
      <text:p text:style-name="P6"><text:span text:style-name="T3">Containers:</text:span></text:p>
      <text:p text:style-name="P6"><text:span text:style-name="T3"><text:s text:c="2"/>python:</text:span></text:p>
      <text:p text:style-name="P6"><text:span text:style-name="T3"><text:s text:c="4"/>Container ID: <text:s/>docker://ca31b3ed9259b50c812b7bedcf81651f13472de05978d6b741dacee291b2e0e3</text:span></text:p>
      <text:p text:style-name="P6"><text:span text:style-name="T3"><text:s text:c="4"/>Image: <text:s text:c="8"/>python:latest</text:span></text:p>
      <text:p text:style-name="P6"><text:span text:style-name="T3"><text:s text:c="4"/>Image ID: <text:s text:c="5"/>docker-pullable://python@sha256:3204faabc2f0b5e0939bdb8b29079a2a330c38dee92a22482a9ed449c5649a55</text:span></text:p>
      <text:p text:style-name="P6"><text:span text:style-name="T3"><text:s text:c="4"/>Port: <text:s text:c="9"/>&lt;none&gt;</text:span></text:p>
      <text:p text:style-name="P6"><text:span text:style-name="T3"><text:s text:c="4"/>Host Port: <text:s text:c="4"/>&lt;none&gt;</text:span></text:p>
      <text:p text:style-name="P6"><text:span text:style-name="T3"><text:s text:c="4"/>Command:</text:span></text:p>
      <text:p text:style-name="P6"><text:span text:style-name="T3"><text:s text:c="6"/>sleep</text:span></text:p>
      <text:p text:style-name="P6"><text:span text:style-name="T3"><text:s text:c="4"/>Args:</text:span></text:p>
      <text:p text:style-name="P6"><text:span text:style-name="T3"><text:s text:c="6"/>30d</text:span></text:p>
      <text:p text:style-name="P6"><text:span text:style-name="T3"><text:s text:c="4"/>State: <text:s text:c="9"/>Running</text:span></text:p>
      <text:p text:style-name="P6"><text:span text:style-name="T3"><text:s text:c="6"/>Started: <text:s text:c="5"/>Mon, 14 Mar 2022 16:54:44 +0200</text:span></text:p>
      <text:p text:style-name="P6"><text:soft-page-break/><text:span text:style-name="T3"><text:s text:c="4"/>Ready: <text:s text:c="9"/>True</text:span></text:p>
      <text:p text:style-name="P6"><text:span text:style-name="T3"><text:s text:c="4"/>Restart Count: <text:s/>0</text:span></text:p>
      <text:p text:style-name="P6"><text:span text:style-name="T3"><text:s text:c="4"/>Environment: <text:s text:c="3"/>&lt;none&gt;</text:span></text:p>
      <text:p text:style-name="P6"><text:span text:style-name="T3"><text:s text:c="4"/>Mounts:</text:span></text:p>
      <text:p text:style-name="P6"><text:span text:style-name="T3"><text:s text:c="6"/>/home/jenkins/agent from workspace-volume (rw)</text:span></text:p>
      <text:p text:style-name="P6"><text:span text:style-name="T3"><text:s text:c="6"/>/var/run/secrets/kubernetes.io/serviceaccount from kube-api-access-466z8 (ro)</text:span></text:p>
      <text:p text:style-name="P6"><text:span text:style-name="T3"><text:s text:c="2"/>jnlp:</text:span></text:p>
      <text:p text:style-name="P6"><text:span text:style-name="T3"><text:s text:c="4"/>Container ID: <text:s text:c="2"/>docker://a32a810c8d0b6d1785eb9c067022a045ea886477278d2f77b085397038b68630</text:span></text:p>
      <text:p text:style-name="P6"><text:span text:style-name="T3"><text:s text:c="4"/>Image: <text:s text:c="9"/>jenkins/inbound-agent:4.11-1-jdk11</text:span></text:p>
      <text:p text:style-name="P6"><text:span text:style-name="T3"><text:s text:c="4"/>Image ID: <text:s text:c="6"/>docker-pullable://jenkins/inbound-agent@sha256:e6cdd70952106530eb9909e98f34f5c76cbe9d7ebb478f6ff754ee5ddd0ddaee</text:span></text:p>
      <text:p text:style-name="P6"><text:span text:style-name="T3"><text:s text:c="4"/>Port: <text:s text:c="10"/>&lt;none&gt;</text:span></text:p>
      <text:p text:style-name="P6"><text:span text:style-name="T3"><text:s text:c="4"/>Host Port: <text:s text:c="5"/>&lt;none&gt;</text:span></text:p>
      <text:p text:style-name="P6"><text:span text:style-name="T3"><text:s text:c="4"/>State: <text:s text:c="9"/>Running</text:span></text:p>
      <text:p text:style-name="P6"><text:span text:style-name="T3"><text:s text:c="6"/>Started: <text:s text:c="5"/>Mon, 14 Mar 2022 16:54:45 +0200</text:span></text:p>
      <text:p text:style-name="P6"><text:span text:style-name="T3"><text:s text:c="4"/>Ready: <text:s text:c="9"/>True</text:span></text:p>
      <text:p text:style-name="P6"><text:span text:style-name="T3"><text:s text:c="4"/>Restart Count: <text:s/>0</text:span></text:p>
      <text:p text:style-name="P6"><text:span text:style-name="T3"><text:s text:c="4"/>Requests:</text:span></text:p>
      <text:p text:style-name="P6"><text:span text:style-name="T3"><text:s text:c="6"/>cpu: <text:s text:c="4"/>100m</text:span></text:p>
      <text:p text:style-name="P6"><text:span text:style-name="T3"><text:s text:c="6"/>memory: <text:s/>256Mi</text:span></text:p>
      <text:p text:style-name="P6"><text:span text:style-name="T3"><text:s text:c="4"/>Environment:</text:span></text:p>
      <text:p text:style-name="P6"><text:span text:style-name="T3"><text:s text:c="6"/>JENKINS_SECRET: <text:s text:c="8"/>57eb4c5ac3c0b6ce10a1bf3fa2f8f914898e119630ee696baf0c20a8d74c8c80</text:span></text:p>
      <text:p text:style-name="P6"><text:span text:style-name="T3"><text:s text:c="6"/>JENKINS_TUNNEL: <text:s text:c="8"/>my-jenkins-k8-agent.default.svc.cluster.local:50000</text:span></text:p>
      <text:p text:style-name="P6"><text:span text:style-name="T3"><text:s text:c="6"/>JENKINS_AGENT_NAME: <text:s text:c="4"/>lesson10-11-gf2j5-0pfzq-rmgf6</text:span></text:p>
      <text:p text:style-name="P6"><text:span text:style-name="T3"><text:s text:c="6"/>JENKINS_NAME: <text:s text:c="10"/>lesson10-11-gf2j5-0pfzq-rmgf6</text:span></text:p>
      <text:p text:style-name="P6"><text:span text:style-name="T3"><text:s text:c="6"/>JENKINS_AGENT_WORKDIR: <text:s/>/home/jenkins/agent</text:span></text:p>
      <text:p text:style-name="P6"><text:span text:style-name="T3"><text:s text:c="6"/>JENKINS_URL: <text:s text:c="11"/>http://my-jenkins-k8.default.svc.cluster.local:8080/</text:span></text:p>
      <text:p text:style-name="P6"><text:span text:style-name="T3"><text:s text:c="4"/>Mounts:</text:span></text:p>
      <text:p text:style-name="P6"><text:span text:style-name="T3"><text:s text:c="6"/>/home/jenkins/agent from workspace-volume (rw)</text:span></text:p>
      <text:p text:style-name="P6"><text:span text:style-name="T3"><text:s text:c="6"/>/var/run/secrets/kubernetes.io/serviceaccount from kube-api-access-466z8 (ro)</text:span></text:p>
      <text:p text:style-name="P6"><text:span text:style-name="T3">Conditions:</text:span></text:p>
      <text:p text:style-name="P6"><text:span text:style-name="T3"><text:s text:c="2"/>Type <text:s text:c="13"/>Status</text:span></text:p>
      <text:p text:style-name="P6"><text:span text:style-name="T3"><text:s text:c="2"/>Initialized <text:s text:c="6"/>True </text:span></text:p>
      <text:p text:style-name="P6"><text:span text:style-name="T3"><text:s text:c="2"/>Ready <text:s text:c="12"/>True </text:span></text:p>
      <text:p text:style-name="P6"><text:span text:style-name="T3"><text:s text:c="2"/>ContainersReady <text:s text:c="2"/>True </text:span></text:p>
      <text:p text:style-name="P6"><text:span text:style-name="T3"><text:s text:c="2"/>PodScheduled <text:s text:c="5"/>True </text:span></text:p>
      <text:p text:style-name="P6"><text:span text:style-name="T3">Volumes:</text:span></text:p>
      <text:p text:style-name="P6"><text:span text:style-name="T3"><text:s text:c="2"/>workspace-volume:</text:span></text:p>
      <text:p text:style-name="P6"><text:span text:style-name="T3"><text:s text:c="4"/>Type: <text:s text:c="6"/>EmptyDir (a temporary directory that shares a pod's lifetime)</text:span></text:p>
      <text:p text:style-name="P6"><text:span text:style-name="T3"><text:s text:c="4"/>Medium: <text:s text:c="4"/></text:span></text:p>
      <text:p text:style-name="P6"><text:span text:style-name="T3"><text:s text:c="4"/>SizeLimit: <text:s/>&lt;unset&gt;</text:span></text:p>
      <text:p text:style-name="P6"><text:span text:style-name="T3"><text:s text:c="2"/>kube-api-access-466z8:</text:span></text:p>
      <text:p text:style-name="P6"><text:span text:style-name="T3"><text:s text:c="4"/>Type: <text:s text:c="19"/>Projected (a volume that contains injected data from multiple sources)</text:span></text:p>
      <text:p text:style-name="P6"><text:span text:style-name="T3"><text:s text:c="4"/>TokenExpirationSeconds: <text:s/>3607</text:span></text:p>
      <text:p text:style-name="P6"><text:span text:style-name="T3"><text:s text:c="4"/>ConfigMapName: <text:s text:c="10"/>kube-root-ca.crt</text:span></text:p>
      <text:p text:style-name="P6"><text:soft-page-break/><text:span text:style-name="T3"><text:s text:c="4"/>ConfigMapOptional: <text:s text:c="6"/>&lt;nil&gt;</text:span></text:p>
      <text:p text:style-name="P6"><text:span text:style-name="T3"><text:s text:c="4"/>DownwardAPI: <text:s text:c="12"/>true</text:span></text:p>
      <text:p text:style-name="P6"><text:span text:style-name="T3">QoS Class: <text:s text:c="18"/>Burstable</text:span></text:p>
      <text:p text:style-name="P6"><text:span text:style-name="T3">Node-Selectors: <text:s text:c="13"/>kubernetes.io/os=linux</text:span></text:p>
      <text:p text:style-name="P6"><text:span text:style-name="T3">Tolerations: <text:s text:c="16"/>node.kubernetes.io/not-ready:NoExecute op=Exists for 300s</text:span></text:p>
      <text:p text:style-name="P6"><text:span text:style-name="T3"><text:s text:c="29"/>node.kubernetes.io/unreachable:NoExecute op=Exists for 300s</text:span></text:p>
      <text:p text:style-name="P6"><text:span text:style-name="T3">Events:</text:span></text:p>
      <text:p text:style-name="P6"><text:span text:style-name="T3"><text:s text:c="2"/>Type <text:s text:c="3"/>Reason <text:s text:c="4"/>Age <text:s text:c="2"/>From <text:s text:c="14"/>Message</text:span></text:p>
      <text:p text:style-name="P6"><text:span text:style-name="T3"><text:s text:c="2"/>---- <text:s text:c="3"/>------ <text:s text:c="4"/>---- <text:s/>---- <text:s text:c="14"/>-------</text:span></text:p>
      <text:p text:style-name="P6"><text:span text:style-name="T3"><text:s text:c="2"/>Normal <text:s/>Scheduled <text:s/>113s <text:s/>default-scheduler <text:s/>Successfully assigned default/lesson10-11-gf2j5-0pfzq-rmgf6 to minikube</text:span></text:p>
      <text:p text:style-name="P6"><text:span text:style-name="T3"><text:s text:c="2"/>Normal <text:s/>Pulled <text:s text:c="4"/>112s <text:s/>kubelet <text:s text:c="11"/>Container image "python:latest" already present on machine</text:span></text:p>
      <text:p text:style-name="P6"><text:span text:style-name="T3"><text:s text:c="2"/>Normal <text:s/>Created <text:s text:c="3"/>112s <text:s/>kubelet <text:s text:c="11"/>Created container python</text:span></text:p>
      <text:p text:style-name="P6"><text:span text:style-name="T3"><text:s text:c="2"/>Normal <text:s/>Started <text:s text:c="3"/>112s <text:s/>kubelet <text:s text:c="11"/>Started container python</text:span></text:p>
      <text:p text:style-name="P6"><text:span text:style-name="T3"><text:s text:c="2"/>Normal <text:s/>Pulled <text:s text:c="4"/>112s <text:s/>kubelet <text:s text:c="11"/>Container image "jenkins/inbound-agent:4.11-1-jdk11" already present on machine</text:span></text:p>
      <text:p text:style-name="P6"><text:span text:style-name="T3"><text:s text:c="2"/>Normal <text:s/>Created <text:s text:c="3"/>111s <text:s/>kubelet <text:s text:c="11"/>Created container jnlp</text:span></text:p>
      <text:p text:style-name="P6"><text:span text:style-name="T3"><text:s text:c="2"/>Normal <text:s/>Started <text:s text:c="3"/>111s <text:s/>kubelet <text:s text:c="11"/>Started container jnlp</text:span></text:p>
      <text:p text:style-name="P6"><text:span text:style-name="T3"><text:s text:c="2"/>Normal <text:s/>Killing <text:s text:c="3"/>13s <text:s text:c="2"/>kubelet <text:s text:c="11"/>Stopping container python</text:span></text:p>
      <text:p text:style-name="P6"><text:span text:style-name="T3"><text:s text:c="2"/>Normal <text:s/>Killing <text:s text:c="3"/>13s <text:s text:c="2"/>kubelet <text:s text:c="11"/>Stopping container jnlp</text:span></text:p>
      <text:p text:style-name="P6"><text:span text:style-name="T3"/></text:p>
      <text:p text:style-name="P6"><text:span text:style-name="T3"/></text:p>
      <text:p text:style-name="P9"><text:span text:style-name="T7">jenkins build log file </text:span></text:p>
      <text:p text:style-name="P6"><text:span text:style-name="T3"/></text:p>
      <text:p text:style-name="P2"><text:span text:style-name="T11">Started by user Jenkins Admin</text:span></text:p>
      <text:p text:style-name="P1">[Pipeline] Start of Pipeline</text:p>
      <text:p text:style-name="P1">[Pipeline] podTemplate</text:p>
      <text:p text:style-name="P1">[Pipeline] {</text:p>
      <text:p text:style-name="P1">[Pipeline] node</text:p>
      <text:p text:style-name="P1">Created Pod: kubernetes default/lesson10-10-b97vc-gmx8h-hrbxd</text:p>
      <text:p text:style-name="P1">[Normal][default/lesson10-10-b97vc-gmx8h-hrbxd][Scheduled] Successfully assigned default/lesson10-10-b97vc-gmx8h-hrbxd to minikube</text:p>
      <text:p text:style-name="P1">[Normal][default/lesson10-10-b97vc-gmx8h-hrbxd][Pulling] Pulling image "python:latest"</text:p>
      <text:p text:style-name="P1">Still waiting to schedule task</text:p>
      <text:p text:style-name="P3">‘<text:span text:style-name="T10">lesson10-10-b97vc-gmx8h-hrbxd’ is offline</text:span></text:p>
      <text:p text:style-name="P1">[Normal][default/lesson10-10-b97vc-gmx8h-hrbxd][Pulled] Successfully pulled image "python:latest" in 1m24.826115912s</text:p>
      <text:p text:style-name="P1">[Normal][default/lesson10-10-b97vc-gmx8h-hrbxd][Created] Created container python</text:p>
      <text:p text:style-name="P1">[Normal][default/lesson10-10-b97vc-gmx8h-hrbxd][Started] Started container python</text:p>
      <text:p text:style-name="P1">[Normal][default/lesson10-10-b97vc-gmx8h-hrbxd][Pulled] Container image "jenkins/inbound-agent:4.11-1-jdk11" already present on machine</text:p>
      <text:p text:style-name="P1">[Normal][default/lesson10-10-b97vc-gmx8h-hrbxd][Created] Created container jnlp</text:p>
      <text:p text:style-name="P1">[Normal][default/lesson10-10-b97vc-gmx8h-hrbxd][Started] Started container jnlp</text:p>
      <text:p text:style-name="P1">Agent lesson10-10-b97vc-gmx8h-hrbxd is provisioned from template Lesson10_10-b97vc-gmx8h</text:p>
      <text:p text:style-name="P1">---</text:p>
      <text:p text:style-name="P1">apiVersion: "v1"</text:p>
      <text:p text:style-name="P1">kind: "Pod"</text:p>
      <text:p text:style-name="P1">metadata:</text:p>
      <text:p text:style-name="P3"><text:s text:c="2"/><text:span text:style-name="T10">annotations:</text:span></text:p>
      <text:p text:style-name="P3"><text:soft-page-break/><text:s text:c="4"/><text:span text:style-name="T10">buildUrl: "http://my-jenkins-k8.default.svc.cluster.local:8080/job/Lesson10/10/"</text:span></text:p>
      <text:p text:style-name="P3"><text:s text:c="4"/><text:span text:style-name="T10">runUrl: "job/Lesson10/10/"</text:span></text:p>
      <text:p text:style-name="P3"><text:s text:c="2"/><text:span text:style-name="T10">labels:</text:span></text:p>
      <text:p text:style-name="P3"><text:s text:c="4"/><text:span text:style-name="T10">jenkins/my-jenkins-k8-jenkins-agent: "true"</text:span></text:p>
      <text:p text:style-name="P3"><text:s text:c="4"/><text:span text:style-name="T10">jenkins/label-digest: "a19ccb0aca39eff128f90e262558ebb857bbc6e2"</text:span></text:p>
      <text:p text:style-name="P3"><text:s text:c="4"/><text:span text:style-name="T10">jenkins/label: "Lesson10_10-b97vc"</text:span></text:p>
      <text:p text:style-name="P3"><text:s text:c="2"/><text:span text:style-name="T10">name: "lesson10-10-b97vc-gmx8h-hrbxd"</text:span></text:p>
      <text:p text:style-name="P1">spec:</text:p>
      <text:p text:style-name="P3"><text:s text:c="2"/><text:span text:style-name="T10">containers:</text:span></text:p>
      <text:p text:style-name="P3"><text:s text:c="2"/><text:span text:style-name="T10">- args:</text:span></text:p>
      <text:p text:style-name="P3"><text:s text:c="4"/><text:span text:style-name="T10">- "30d"</text:span></text:p>
      <text:p text:style-name="P3"><text:s text:c="4"/><text:span text:style-name="T10">command:</text:span></text:p>
      <text:p text:style-name="P3"><text:s text:c="4"/><text:span text:style-name="T10">- "sleep"</text:span></text:p>
      <text:p text:style-name="P3"><text:s text:c="4"/><text:span text:style-name="T10">image: "python:latest"</text:span></text:p>
      <text:p text:style-name="P3"><text:s text:c="4"/><text:span text:style-name="T10">imagePullPolicy: "IfNotPresent"</text:span></text:p>
      <text:p text:style-name="P3"><text:s text:c="4"/><text:span text:style-name="T10">name: "python"</text:span></text:p>
      <text:p text:style-name="P3"><text:s text:c="4"/><text:span text:style-name="T10">resources:</text:span></text:p>
      <text:p text:style-name="P3"><text:s text:c="6"/><text:span text:style-name="T10">limits: {}</text:span></text:p>
      <text:p text:style-name="P3"><text:s text:c="6"/><text:span text:style-name="T10">requests: {}</text:span></text:p>
      <text:p text:style-name="P3"><text:s text:c="4"/><text:span text:style-name="T10">tty: false</text:span></text:p>
      <text:p text:style-name="P3"><text:s text:c="4"/><text:span text:style-name="T10">volumeMounts:</text:span></text:p>
      <text:p text:style-name="P3"><text:s text:c="4"/><text:span text:style-name="T10">- mountPath: "/home/jenkins/agent"</text:span></text:p>
      <text:p text:style-name="P3"><text:s text:c="6"/><text:span text:style-name="T10">name: "workspace-volume"</text:span></text:p>
      <text:p text:style-name="P3"><text:s text:c="6"/><text:span text:style-name="T10">readOnly: false</text:span></text:p>
      <text:p text:style-name="P3"><text:s text:c="2"/><text:span text:style-name="T10">- env:</text:span></text:p>
      <text:p text:style-name="P3"><text:s text:c="4"/><text:span text:style-name="T10">- name: "JENKINS_SECRET"</text:span></text:p>
      <text:p text:style-name="P3"><text:s text:c="6"/><text:span text:style-name="T10">value: "********"</text:span></text:p>
      <text:p text:style-name="P3"><text:s text:c="4"/><text:span text:style-name="T10">- name: "JENKINS_TUNNEL"</text:span></text:p>
      <text:p text:style-name="P3"><text:s text:c="6"/><text:span text:style-name="T10">value: "my-jenkins-k8-agent.default.svc.cluster.local:50000"</text:span></text:p>
      <text:p text:style-name="P3"><text:s text:c="4"/><text:span text:style-name="T10">- name: "JENKINS_AGENT_NAME"</text:span></text:p>
      <text:p text:style-name="P3"><text:s text:c="6"/><text:span text:style-name="T10">value: "lesson10-10-b97vc-gmx8h-hrbxd"</text:span></text:p>
      <text:p text:style-name="P3"><text:s text:c="4"/><text:span text:style-name="T10">- name: "JENKINS_NAME"</text:span></text:p>
      <text:p text:style-name="P3"><text:s text:c="6"/><text:span text:style-name="T10">value: "lesson10-10-b97vc-gmx8h-hrbxd"</text:span></text:p>
      <text:p text:style-name="P3"><text:s text:c="4"/><text:span text:style-name="T10">- name: "JENKINS_AGENT_WORKDIR"</text:span></text:p>
      <text:p text:style-name="P3"><text:s text:c="6"/><text:span text:style-name="T10">value: "/home/jenkins/agent"</text:span></text:p>
      <text:p text:style-name="P3"><text:s text:c="4"/><text:span text:style-name="T10">- name: "JENKINS_URL"</text:span></text:p>
      <text:p text:style-name="P3"><text:s text:c="6"/><text:span text:style-name="T10">value: "http://my-jenkins-k8.default.svc.cluster.local:8080/"</text:span></text:p>
      <text:p text:style-name="P3"><text:s text:c="4"/><text:span text:style-name="T10">image: "jenkins/inbound-agent:4.11-1-jdk11"</text:span></text:p>
      <text:p text:style-name="P3"><text:s text:c="4"/><text:span text:style-name="T10">name: "jnlp"</text:span></text:p>
      <text:p text:style-name="P3"><text:s text:c="4"/><text:span text:style-name="T10">resources:</text:span></text:p>
      <text:p text:style-name="P3"><text:s text:c="6"/><text:span text:style-name="T10">limits: {}</text:span></text:p>
      <text:p text:style-name="P3"><text:s text:c="6"/><text:span text:style-name="T10">requests:</text:span></text:p>
      <text:p text:style-name="P3"><text:s text:c="8"/><text:span text:style-name="T10">memory: "256Mi"</text:span></text:p>
      <text:p text:style-name="P3"><text:s text:c="8"/><text:span text:style-name="T10">cpu: "100m"</text:span></text:p>
      <text:p text:style-name="P3"><text:s text:c="4"/><text:span text:style-name="T10">volumeMounts:</text:span></text:p>
      <text:p text:style-name="P3"><text:s text:c="4"/><text:span text:style-name="T10">- mountPath: "/home/jenkins/agent"</text:span></text:p>
      <text:p text:style-name="P3"><text:s text:c="6"/><text:span text:style-name="T10">name: "workspace-volume"</text:span></text:p>
      <text:p text:style-name="P3"><text:s text:c="6"/><text:span text:style-name="T10">readOnly: false</text:span></text:p>
      <text:p text:style-name="P3"><text:s text:c="2"/><text:span text:style-name="T10">nodeSelector:</text:span></text:p>
      <text:p text:style-name="P3"><text:s text:c="4"/><text:span text:style-name="T10">kubernetes.io/os: "linux"</text:span></text:p>
      <text:p text:style-name="P3"><text:s text:c="2"/><text:span text:style-name="T10">restartPolicy: "Never"</text:span></text:p>
      <text:p text:style-name="P3"><text:s text:c="2"/><text:span text:style-name="T10">volumes:</text:span></text:p>
      <text:p text:style-name="P3"><text:s text:c="2"/><text:span text:style-name="T10">- emptyDir:</text:span></text:p>
      <text:p text:style-name="P3"><text:s text:c="6"/><text:span text:style-name="T10">medium: ""</text:span></text:p>
      <text:p text:style-name="P3"><text:s text:c="4"/><text:span text:style-name="T10">name: "workspace-volume"</text:span></text:p>
      <text:p text:style-name="P4"/>
      <text:p text:style-name="P1">Running on lesson10-10-b97vc-gmx8h-hrbxd in /home/jenkins/agent/workspace/Lesson10</text:p>
      <text:p text:style-name="P1">[Pipeline] {</text:p>
      <text:p text:style-name="P1">[Pipeline] stage</text:p>
      <text:p text:style-name="P1">[Pipeline] { (Get a Python Project)</text:p>
      <text:p text:style-name="P1">[Pipeline] git</text:p>
      <text:p text:style-name="P1">The recommended git tool is: NONE</text:p>
      <text:p text:style-name="P1"><text:soft-page-break/>No credentials specified</text:p>
      <text:p text:style-name="P1">Cloning the remote Git repository</text:p>
      <text:p text:style-name="P1">Cloning repository https://github.com/hashicorp/terraform.git</text:p>
      <text:p text:style-name="P3"><text:s/><text:span text:style-name="T10">&gt; git init /home/jenkins/agent/workspace/Lesson10 # timeout=10</text:span></text:p>
      <text:p text:style-name="P1">Fetching upstream changes from https://github.com/hashicorp/terraform.git</text:p>
      <text:p text:style-name="P3"><text:s/><text:span text:style-name="T10">&gt; git --version # timeout=10</text:span></text:p>
      <text:p text:style-name="P3"><text:s/><text:span text:style-name="T10">&gt; git --version # 'git version 2.30.2'</text:span></text:p>
      <text:p text:style-name="P3"><text:s/><text:span text:style-name="T10">&gt; git fetch --tags --force --progress -- https://github.com/hashicorp/terraform.git +refs/heads/*:refs/remotes/origin/* # timeout=10</text:span></text:p>
      <text:p text:style-name="P1">Avoid second fetch</text:p>
      <text:p text:style-name="P1">Checking out Revision 24d174d36e8f893508efa3109d39334d8de32c28 (refs/remotes/origin/main)</text:p>
      <text:p text:style-name="P3"><text:s/><text:span text:style-name="T10">&gt; git config remote.origin.url https://github.com/hashicorp/terraform.git # timeout=10</text:span></text:p>
      <text:p text:style-name="P3"><text:s/><text:span text:style-name="T10">&gt; git config --add remote.origin.fetch +refs/heads/*:refs/remotes/origin/* # timeout=10</text:span></text:p>
      <text:p text:style-name="P3"><text:s/><text:span text:style-name="T10">&gt; git rev-parse refs/remotes/origin/main^{commit} # timeout=10</text:span></text:p>
      <text:p text:style-name="P3"><text:s/><text:span text:style-name="T10">&gt; git config core.sparsecheckout # timeout=10</text:span></text:p>
      <text:p text:style-name="P3"><text:s/><text:span text:style-name="T10">&gt; git checkout -f 24d174d36e8f893508efa3109d39334d8de32c28 # timeout=10</text:span></text:p>
      <text:p text:style-name="P3"><text:s/><text:span text:style-name="T10">&gt; git branch -a -v --no-abbrev # timeout=10</text:span></text:p>
      <text:p text:style-name="P3"><text:s/><text:span text:style-name="T10">&gt; git checkout -b main 24d174d36e8f893508efa3109d39334d8de32c28 # timeout=10</text:span></text:p>
      <text:p text:style-name="P1">Commit message: "Merge pull request #30659 from hashicorp/alisdair/condition-blocks-sensitive-values"</text:p>
      <text:p text:style-name="P1">First time build. Skipping changelog.</text:p>
      <text:p text:style-name="P1">[Pipeline] container</text:p>
      <text:p text:style-name="P1">[Pipeline] {</text:p>
      <text:p text:style-name="P1">[Pipeline] stage</text:p>
      <text:p text:style-name="P1">[Pipeline] { (Build a Go project)</text:p>
      <text:p text:style-name="P1">[Pipeline] sh</text:p>
      <text:p text:style-name="P1">+ echo Go Build</text:p>
      <text:p text:style-name="P1">Go Build</text:p>
      <text:p text:style-name="P1">+ df -h</text:p>
      <text:p text:style-name="P1">Filesystem <text:s text:c="5"/>Size <text:s/>Used Avail Use% Mounted on</text:p>
      <text:p text:style-name="P1">overlay <text:s text:c="9"/>59G <text:s text:c="2"/>35G <text:s text:c="2"/>22G <text:s/>62% /</text:p>
      <text:p text:style-name="P1">tmpfs <text:s text:c="11"/>64M <text:s text:c="4"/>0 <text:s text:c="2"/>64M <text:s text:c="2"/>0% /dev</text:p>
      <text:p text:style-name="P1">tmpfs <text:s text:c="10"/>3.9G <text:s text:c="4"/>0 <text:s/>3.9G <text:s text:c="2"/>0% /sys/fs/cgroup</text:p>
      <text:p text:style-name="P1">/dev/sda5 <text:s text:c="7"/>59G <text:s text:c="2"/>35G <text:s text:c="2"/>22G <text:s/>62% /etc/hosts</text:p>
      <text:p text:style-name="P1">shm <text:s text:c="13"/>64M <text:s text:c="4"/>0 <text:s text:c="2"/>64M <text:s text:c="2"/>0% /dev/shm</text:p>
      <text:p text:style-name="P1">tmpfs <text:s text:c="10"/>7.8G <text:s text:c="2"/>12K <text:s/>7.8G <text:s text:c="2"/>1% /run/secrets/kubernetes.io/serviceaccount</text:p>
      <text:p text:style-name="P1">tmpfs <text:s text:c="10"/>3.9G <text:s text:c="4"/>0 <text:s/>3.9G <text:s text:c="2"/>0% /proc/acpi</text:p>
      <text:p text:style-name="P1">tmpfs <text:s text:c="10"/>3.9G <text:s text:c="4"/>0 <text:s/>3.9G <text:s text:c="2"/>0% /proc/scsi</text:p>
      <text:p text:style-name="P1">tmpfs <text:s text:c="10"/>3.9G <text:s text:c="4"/>0 <text:s/>3.9G <text:s text:c="2"/>0% /sys/firmware</text:p>
      <text:p text:style-name="P1">[Pipeline] }</text:p>
      <text:p text:style-name="P1">[Pipeline] // stage</text:p>
      <text:p text:style-name="P1">[Pipeline] }</text:p>
      <text:p text:style-name="P1">[Pipeline] // container</text:p>
      <text:p text:style-name="P1">[Pipeline] }</text:p>
      <text:p text:style-name="P1">[Pipeline] // stage</text:p>
      <text:p text:style-name="P1">[Pipeline] }</text:p>
      <text:p text:style-name="P1">[Pipeline] // node</text:p>
      <text:p text:style-name="P1">[Pipeline] }</text:p>
      <text:p text:style-name="P1">[Pipeline] // podTemplate</text:p>
      <text:p text:style-name="P1">[Pipeline] End of Pipeline</text:p>
      <text:p text:style-name="P5">Finished: SUCCESS</text:p>
      <text:p text:style-name="P6"><text:span text:style-name="T3"/></text:p>
      <text:p text:style-name="P6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6:59:36.777950664</meta:creation-date>
    <dc:date>2022-03-14T17:12:00.034652206</dc:date>
    <meta:editing-duration>PT1M53S</meta:editing-duration>
    <meta:editing-cycles>1</meta:editing-cycles>
    <meta:document-statistic meta:table-count="0" meta:image-count="0" meta:object-count="0" meta:page-count="6" meta:paragraph-count="273" meta:word-count="920" meta:character-count="10871" meta:non-whitespace-character-count="8306"/>
    <meta:generator>LibreOffice/6.4.7.2$Linux_X86_64 LibreOffice_project/40$Build-2</meta:generator>
  </office:meta>
</office:document-meta>
</file>